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 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amuel Hano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Why should I lament? <text:s/>It would be irreverent for a Hebrew/ divine to draw forth tears, when he ought to elicit thanks./ <text:s/>The ordinary life tenure of man here below, is three score/ years and ten. <text:s/>Our deceased fellow-believer exceeded it/ by nearly an additional score. <text:s/>Let none mourn./ <text:s/>That he did not wend his way through his earthly pil-/-grimage without meeting serious obstacles, that before his/ protracted existence terminated, he saw that of many of/ his near and dear unexpectedly brought to a close, is indeed/ a sad reflection. <text:s/>But when we bear also in mind the/ fortitude he displayed <text:span text:style-name="T1">under</text:span><text:span text:style-name="T3"> amidst severe inflictions; when we/ call back the freshness of thoughts, and physical/ activity the aged Samuel Hano exhibited almost to the/ last, we should follow his remains to their final resting/ place with prayful gratitude, rather than with tearful/ wailing. <text:s/>This becomes us all who knew him long,/ and this do I specially recommend to his surviving relatives./ <text:s/>Nature may force from their lips expressions of grief./ <text:s/>They must be repressed, by the consideration I have just held/ forth. <text:s/>Their parent realized what the good book/</text:span></text:p>
      <text:p text:style-name="P6"/>
      <text:p text:style-name="P6">[Page 2]</text:p>
      <text:p text:style-name="P3"><text:span text:style-name="T3">promises as a great reward, namely, length of days,/ and a tranquil end. <text:s/>But I judge, I am not at/ fault, if I say that the knowledge of having been instru-/-mental,--under Providence, in effecting </text:span><text:span text:style-name="T4">that</text:span><text:span text:style-name="T5"> end, ought/ to afford his children comfort. <text:s/>They undoubtedly/ anticipated the wants and wishes of our hoary-headed/ coreligionist. <text:s/>They bore with the weaknesses accom-/-panying senility, and endeavoured to smooth</text:span><text:span text:style-name="T2">e</text:span><text:span text:style-name="T5"> the pillow/ of sickness with the hand </text:span><text:span text:style-name="T2">with</text:span><text:span text:style-name="T5"> of gentleness. <text:s/>Let them/ therefore </text:span><text:soft-page-break/><text:span text:style-name="T5">blend with a respectful remembrance of the/ deceased, the consciousness of a well fulfilled filial demea-/-nour, and be solaced./</text:span></text:p>
      <text:p text:style-name="P3"><text:span text:style-name="T5">But a mourner invisible yet real, stands now beside/ this coffin. <text:s/>It is my Synagogue. <text:s/>Our departed/ brother in faith attended it during my ministry with unwavering constancy; and not till/ incapacitated by sheer prostration, did he cease joining/ in the Sabbath morning service tendered therein to the God of Israel./ <text:s/>Alas! that so numerous and so frequent have been the/ losses that sacred building has sustained. <text:s/>And the more/ deeply they are felt, because the void which death created,/ is not filled by living; earnest beings. <text:s/>Our ranks are/ </text:span><text:span text:style-name="T2">being</text:span><text:span text:style-name="T5"> fast thinning off, and they do not appear to swell through new recruits./</text:span></text:p>
      <text:p text:style-name="P7"/>
      <text:p text:style-name="P7">[Page 3]</text:p>
      <text:p text:style-name="P3"><text:span text:style-name="T5"><text:tab/>The forces once directed in supporting the foundation of/ our divine worship are waning away. <text:s/>Who </text:span><text:span text:style-name="T2">shall</text:span><text:span text:style-name="T5"> will strive to prevent/ its total decay? <text:s/>This is not the time nor is it the place/ to make allusions to a subject of a purely congregational character./ <text:s/>It came up unbidden as I contemplated the chest holding/ the body of a Hebrew man, I was wont to see in the house/ of our Lord. <text:s/>Could I with propriety speak upon that topic,/ I would improve the occasion by an appeal to the survivors of/ Samuel Hano. <text:s/>I would ask of them to strengthen the Sanc-/-tuary he preferred; to palpably show their attachment for/ it by crowding its courts; to exalt it by their devotional/ hymns, to enrich it by their generous </text:span><text:span text:style-name="T2">offerings</text:span><text:span text:style-name="T5"> gifts; to place it/ beyond contingencies and fortuitous events. <text:s/>But I am/ admonished to forbear; and I will not obtrude my ideas upon/ an assemblage, who have gathered to honor the dead./ <text:s/>It is fitting </text:span><text:span text:style-name="T2">rather</text:span><text:span text:style-name="T5"> to pray rather than to lecture when in the presence/ of the bereaved. <text:s/>To the all merciful God will I then address/ my entreaty. <text:s/>Him will I beseech to extend His grace to the/ soul of the departed. <text:s/>May it dwell peacefully in the/ highest heavens. <text:s/>May it behold the brightness of the Divinity,/ and be beatified. <text:s/>And when looking downward towards us may it smile appro/-vingly at our actions, and commend us to the deliverance of the God of our/ fathers, who is mighty to save, and nigh unto those who call upon in truth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4:16:35.71</meta:creation-date>
    <dc:date>2012-11-15T11:58:07.32</dc:date>
    <meta:editing-duration>PT7M5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68" meta:word-count="822" meta:character-count="5175"/>
  </office:meta>
</office:document-meta>
</file>